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0.5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3" style:family="table-cell" style:parent-style-name="Default" style:data-style-name="N33"/>
    <style:style style:name="ce2" style:family="table-cell" style:parent-style-name="Default" style:data-style-name="N3"/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v.</text:p>
          </table:table-cell>
          <table:table-cell table:style-name="Default" office:value-type="string" calcext:value-type="string">
            <text:p>Semana</text:p>
          </table:table-cell>
          <table:table-cell table:style-name="Default" office:value-type="string" calcext:value-type="string">
            <text:p>Ses.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12/se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19/se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6/se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03/oc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10/oc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17/oc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4/oc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31/oc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7" calcext:value-type="date">
            <text:p>07/nov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4" calcext:value-type="date">
            <text:p>14/nov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1" calcext:value-type="date">
            <text:p>21/nov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8" calcext:value-type="date">
            <text:p>28/nov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5" calcext:value-type="date">
            <text:p>05/dic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2" calcext:value-type="date">
            <text:p>12/dic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9" calcext:value-type="date">
            <text:p>19/dic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6" calcext:value-type="date">
            <text:p>26/dic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e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9" calcext:value-type="date">
            <text:p>09/e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16" calcext:value-type="date">
            <text:p>16/e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23" calcext:value-type="date">
            <text:p>23/e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30" calcext:value-type="date">
            <text:p>30/e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06/feb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13" calcext:value-type="date">
            <text:p>13/feb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0" calcext:value-type="date">
            <text:p>20/feb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7" calcext:value-type="date">
            <text:p>27/feb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06" calcext:value-type="date">
            <text:p>06/ma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13" calcext:value-type="date">
            <text:p>13/ma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0" calcext:value-type="date">
            <text:p>20/ma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7" calcext:value-type="date">
            <text:p>27/ma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3" calcext:value-type="date">
            <text:p>03/ab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0" calcext:value-type="date">
            <text:p>10/ab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7" calcext:value-type="date">
            <text:p>17/ab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24" calcext:value-type="date">
            <text:p>24/ab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1" calcext:value-type="date">
            <text:p>01/ma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8" calcext:value-type="date">
            <text:p>08/ma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15" calcext:value-type="date">
            <text:p>15/ma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2" calcext:value-type="date">
            <text:p>22/ma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9" calcext:value-type="date">
            <text:p>29/ma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05" calcext:value-type="date">
            <text:p>05/ju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2" calcext:value-type="date">
            <text:p>12/ju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9" calcext:value-type="date">
            <text:p>19/ju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Programadas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.C42];[$semana.A2:.A42];1)" office:value-type="float" office:value="26" calcext:value-type="float">
            <text:p>26</text:p>
          </table:table-cell>
          <table:table-cell table:formula="of:=SUMIFS([$semana.C2:.C42];[$semana.A2:.A42];1;[$semana.D2:.D42];&quot;&lt;&gt;&quot;)" office:value-type="float" office:value="0" calcext:value-type="float">
            <text:p>0</text:p>
          </table:table-cell>
          <table:table-cell table:formula="of:=[.C2]/[.B2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.C42];[$semana.A2:.A42];2)" office:value-type="float" office:value="24" calcext:value-type="float">
            <text:p>24</text:p>
          </table:table-cell>
          <table:table-cell table:formula="of:=SUMIFS([$semana.C2:.C42];[$semana.A2:.A42];2;[$semana.D2:.D42];&quot;&lt;&gt;&quot;)" office:value-type="float" office:value="0" calcext:value-type="float">
            <text:p>0</text:p>
          </table:table-cell>
          <table:table-cell table:formula="of:=[.C3]/[.B3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.C42];[$semana.A2:.A42];3)" office:value-type="float" office:value="32" calcext:value-type="float">
            <text:p>32</text:p>
          </table:table-cell>
          <table:table-cell table:formula="of:=SUMIFS([$semana.C2:.C42];[$semana.A2:.A42];3;[$semana.D2:.D42];&quot;&lt;&gt;&quot;)" office:value-type="float" office:value="0" calcext:value-type="float">
            <text:p>0</text:p>
          </table:table-cell>
          <table:table-cell table:formula="of:=[.C4]/[.B4]" office:value-type="percentage" office:value="0" calcext:value-type="percentage">
            <text:p>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 number:grouping="true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2T16:18:00.159801880</dc:date>
    <meta:editing-duration>PT15M34S</meta:editing-duration>
    <meta:editing-cycles>7</meta:editing-cycles>
    <meta:generator>LibreOffice/7.4.0.3$Linux_X86_64 LibreOffice_project/f85e47c08ddd19c015c0114a68350214f7066f5a</meta:generator>
    <meta:document-statistic meta:table-count="2" meta:cell-count="144" meta:object-count="0"/>
  </office:meta>
</office:document-meta>
</file>